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c3f27c">
      <style:table-properties style:width="6.692in" table:align="margins"/>
    </style:style>
    <style:style style:family="table-column" style:name="a6ee57a"/>
    <style:style style:family="table-cell" style:name="aa54fb9">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aeec01">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e5a180">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f0c48">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cc162e">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22c1e0">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4b58a">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cbcd0f">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f991ac">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422d37">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960fc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number:number-style style:name="n25aee0">
      <number:number number:decimal-places="0" number:grouping="true" number:min-integer-digits="1"/>
    </number:number-style>
    <style:style style:data-style-name="n25aee0" style:family="table-cell" style:name="aa414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7d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ce30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ec1a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9385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b586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e07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47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31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b247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c30cd">
      <number:number number:decimal-places="0" number:grouping="true" number:min-integer-digits="1"/>
    </number:number-style>
    <style:style style:data-style-name="n0c30cd" style:family="table-cell" style:name="a794bb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e0967">
      <number:number number:decimal-places="0" number:grouping="true" number:min-integer-digits="1"/>
    </number:number-style>
    <style:style style:data-style-name="n2e0967" style:family="table-cell" style:name="aefc7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13e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38f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eb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45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d6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670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3f42a">
      <number:number number:decimal-places="0" number:grouping="true" number:min-integer-digits="1"/>
    </number:number-style>
    <style:style style:data-style-name="n53f42a" style:family="table-cell" style:name="ae1f5a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95125">
      <number:number number:decimal-places="0" number:grouping="true" number:min-integer-digits="1"/>
    </number:number-style>
    <style:style style:data-style-name="n595125" style:family="table-cell" style:name="a1769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405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a59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fe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1f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1d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d8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3a33f">
      <number:number number:decimal-places="0" number:grouping="true" number:min-integer-digits="1"/>
    </number:number-style>
    <style:style style:data-style-name="nf3a33f" style:family="table-cell" style:name="aa608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9c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d2e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100d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943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9eed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e6a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62d5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085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c47c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e50d7">
      <number:number number:decimal-places="0" number:grouping="true" number:min-integer-digits="1"/>
    </number:number-style>
    <style:style style:data-style-name="n3e50d7" style:family="table-cell" style:name="a02576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05825">
      <number:number number:decimal-places="0" number:grouping="true" number:min-integer-digits="1"/>
    </number:number-style>
    <style:style style:data-style-name="n805825" style:family="table-cell" style:name="abb2a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bc5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70eb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64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60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f9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61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c3fc5">
      <number:number number:decimal-places="0" number:grouping="true" number:min-integer-digits="1"/>
    </number:number-style>
    <style:style style:data-style-name="ncc3fc5" style:family="table-cell" style:name="aac02c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b64c9">
      <number:number number:decimal-places="0" number:grouping="true" number:min-integer-digits="1"/>
    </number:number-style>
    <style:style style:data-style-name="ndb64c9" style:family="table-cell" style:name="ae162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520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04f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f6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3e5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8b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35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49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87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fd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cb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10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54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7a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2b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c1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a17f">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2f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55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78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d9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3d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1c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4d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6f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d3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40e1">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ad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24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51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36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69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5397">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64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3d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88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fc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3c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c95c">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12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ad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38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62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6c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9a9c">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af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76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e4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70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b7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c51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9b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bf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09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64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e1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000f">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6c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86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ae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95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40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75d3">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da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4f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0a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75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2f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4fb2">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32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85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7f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4a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41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265f">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c3f27c">
        <table:table-column table:number-columns-repeated="5" table:style-name="a6ee57a"/>
        <table:table-column table:style-name="a6ee57a"/>
        <table:table-column table:style-name="a6ee57a"/>
        <table:table-column table:style-name="a6ee57a"/>
        <table:table-column table:style-name="a6ee57a"/>
        <table:table-column table:style-name="a6ee57a"/>
        <table:table-row>
          <table:table-cell office:string-value="Teachers Preferences and Assignment" office:value-type="string" table:style-name="aa54fb9">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Study Level" office:value-type="string" table:style-name="a3f0c48">
            <text:p>Study Level</text:p>
          </table:table-cell>
          <table:table-cell office:string-value="Semester" office:value-type="string" table:style-name="af991ac">
            <text:p>Semester</text:p>
          </table:table-cell>
          <table:table-cell office:string-value="Course Type" office:value-type="string" table:style-name="ae5a180">
            <text:p>Course Type</text:p>
          </table:table-cell>
          <table:table-cell office:string-value="Number of groups" office:value-type="string" table:style-name="acbcd0f">
            <text:p>Number of groups</text:p>
          </table:table-cell>
          <table:table-cell office:string-value="Number of hours" office:value-type="string" table:style-name="aaeec01">
            <text:p>Number of hours</text:p>
          </table:table-cell>
          <table:table-cell office:string-value="Candidate's First Name" office:value-type="string" table:style-name="a34b58a">
            <text:p>Candidate's First Name</text:p>
          </table:table-cell>
          <table:table-cell office:string-value="Candidate's Last Name" office:value-type="string" table:style-name="a960fc4">
            <text:p>Candidate's Last Name</text:p>
          </table:table-cell>
          <table:table-cell office:string-value="Choice" office:value-type="string" table:style-name="a22c1e0">
            <text:p>Choice</text:p>
          </table:table-cell>
          <table:table-cell office:string-value="Assignment" office:value-type="string" table:style-name="a422d37">
            <text:p>Assignment</text:p>
          </table:table-cell>
          <table:table-cell office:value-type="string" table:style-name="acc162e"/>
        </table:table-row>
        <table:table-row>
          <table:table-cell office:string-value="DE1" office:value-type="string" table:style-name="a8e7d4a">
            <text:p>DE1</text:p>
          </table:table-cell>
          <table:table-cell office:value="1.0" office:value-type="float" table:style-name="aa414d3">
            <text:p>1</text:p>
          </table:table-cell>
          <table:table-cell office:string-value="testcourse1" office:value-type="string" table:style-name="a4ce306">
            <text:p>testcourse1</text:p>
          </table:table-cell>
          <table:table-cell table:style-name="adec1a8"/>
          <table:table-cell table:style-name="af9385d"/>
          <table:table-cell table:style-name="aab5868"/>
          <table:table-cell table:style-name="aae07b5"/>
          <table:table-cell table:style-name="a8f4732"/>
          <table:table-cell table:style-name="a11315a"/>
          <table:table-cell table:style-name="a7b2475"/>
        </table:table-row>
        <table:table-row>
          <table:table-cell table:style-name="a36490b"/>
          <table:table-cell table:style-name="a8e2f0b"/>
          <table:table-cell office:string-value="CM" office:value-type="string" table:style-name="a1213e2">
            <text:p>CM</text:p>
          </table:table-cell>
          <table:table-cell office:value="3.0" office:value-type="float" table:style-name="a794bb7">
            <text:p>3</text:p>
          </table:table-cell>
          <table:table-cell office:value="10.0" office:value-type="float" table:style-name="aefc7fe">
            <text:p>10</text:p>
          </table:table-cell>
          <table:table-cell office:string-value="teacher1FirstName" office:value-type="string" table:style-name="ac38ffe">
            <text:p>teacher1FirstName</text:p>
          </table:table-cell>
          <table:table-cell office:string-value="teacher1LastName" office:value-type="string" table:style-name="a3aeb0f">
            <text:p>teacher1LastName</text:p>
          </table:table-cell>
          <table:table-cell office:string-value="A" office:value-type="string" table:style-name="aec45e8">
            <text:p>A</text:p>
          </table:table-cell>
          <table:table-cell table:style-name="a8fd642"/>
          <table:table-cell table:style-name="aae670e"/>
        </table:table-row>
        <table:table-row>
          <table:table-cell table:style-name="aea870a"/>
          <table:table-cell table:style-name="a945568"/>
          <table:table-cell table:style-name="a00ad35"/>
          <table:table-cell table:style-name="ad664bc"/>
          <table:table-cell table:style-name="a6912dd"/>
          <table:table-cell office:string-value="teacher2FirstName" office:value-type="string" table:style-name="a48afc0">
            <text:p>teacher2FirstName</text:p>
          </table:table-cell>
          <table:table-cell office:string-value="teacher2LastName" office:value-type="string" table:style-name="a6d9b5a">
            <text:p>teacher2LastName</text:p>
          </table:table-cell>
          <table:table-cell office:string-value="C" office:value-type="string" table:style-name="abb6ce2">
            <text:p>C</text:p>
          </table:table-cell>
          <table:table-cell table:style-name="aafda7a"/>
          <table:table-cell table:style-name="a473230"/>
        </table:table-row>
        <table:table-row>
          <table:table-cell table:style-name="a0efd1a"/>
          <table:table-cell table:style-name="a157848"/>
          <table:table-cell table:style-name="ade244d"/>
          <table:table-cell table:style-name="a1e3d43"/>
          <table:table-cell table:style-name="a9eadda"/>
          <table:table-cell table:style-name="aed76aa"/>
          <table:table-cell table:style-name="a09bf87"/>
          <table:table-cell table:style-name="ace86fc"/>
          <table:table-cell table:style-name="afc4ff1"/>
          <table:table-cell table:style-name="a018577"/>
        </table:table-row>
        <table:table-row>
          <table:table-cell table:style-name="a74cb98"/>
          <table:table-cell table:style-name="ae5d9e3"/>
          <table:table-cell office:string-value="TD" office:value-type="string" table:style-name="afb4052">
            <text:p>TD</text:p>
          </table:table-cell>
          <table:table-cell office:value="4.0" office:value-type="float" table:style-name="ae1f5a6">
            <text:p>4</text:p>
          </table:table-cell>
          <table:table-cell office:value="10.0" office:value-type="float" table:style-name="a17696f">
            <text:p>10</text:p>
          </table:table-cell>
          <table:table-cell office:string-value="teacher1FirstName" office:value-type="string" table:style-name="aaa59fe">
            <text:p>teacher1FirstName</text:p>
          </table:table-cell>
          <table:table-cell office:string-value="teacher1LastName" office:value-type="string" table:style-name="a32fee2">
            <text:p>teacher1LastName</text:p>
          </table:table-cell>
          <table:table-cell office:string-value="B" office:value-type="string" table:style-name="a9b1ff6">
            <text:p>B</text:p>
          </table:table-cell>
          <table:table-cell office:string-value="teacher1FirstName" office:value-type="string" table:style-name="ac41d69">
            <text:p>teacher1FirstName</text:p>
          </table:table-cell>
          <table:table-cell office:string-value="teacher1LastName" office:value-type="string" table:style-name="a7cd867">
            <text:p>teacher1LastName</text:p>
          </table:table-cell>
        </table:table-row>
        <table:table-row>
          <table:table-cell table:style-name="a251032"/>
          <table:table-cell table:style-name="a0d3d6f"/>
          <table:table-cell table:style-name="a5b5186"/>
          <table:table-cell table:style-name="a7e8804"/>
          <table:table-cell table:style-name="af238ef"/>
          <table:table-cell office:string-value="teacher2FirstName" office:value-type="string" table:style-name="a44e4e1">
            <text:p>teacher2FirstName</text:p>
          </table:table-cell>
          <table:table-cell office:string-value="teacher2LastName" office:value-type="string" table:style-name="acf092a">
            <text:p>teacher2LastName</text:p>
          </table:table-cell>
          <table:table-cell office:string-value="A" office:value-type="string" table:style-name="a6cae0a">
            <text:p>A</text:p>
          </table:table-cell>
          <table:table-cell table:style-name="ab20a83"/>
          <table:table-cell table:style-name="a4f7fda"/>
        </table:table-row>
        <table:table-row>
          <table:table-cell table:style-name="a8654ee"/>
          <table:table-cell table:style-name="a891c44"/>
          <table:table-cell table:style-name="ad73654"/>
          <table:table-cell table:style-name="a5ffca9"/>
          <table:table-cell table:style-name="a8d62f6"/>
          <table:table-cell table:style-name="acb70dc"/>
          <table:table-cell table:style-name="a04648b"/>
          <table:table-cell table:style-name="afa950e"/>
          <table:table-cell table:style-name="a0e75e3"/>
          <table:table-cell table:style-name="a744aa5"/>
        </table:table-row>
        <table:table-row>
          <table:table-cell office:string-value="DE1" office:value-type="string" table:style-name="aa99c2a">
            <text:p>DE1</text:p>
          </table:table-cell>
          <table:table-cell office:value="1.0" office:value-type="float" table:style-name="aa6082a">
            <text:p>1</text:p>
          </table:table-cell>
          <table:table-cell office:string-value="testcourse2" office:value-type="string" table:style-name="ac5d2ec">
            <text:p>testcourse2</text:p>
          </table:table-cell>
          <table:table-cell table:style-name="af100d1"/>
          <table:table-cell table:style-name="ad09434"/>
          <table:table-cell table:style-name="af9eed0"/>
          <table:table-cell table:style-name="a12e6ac"/>
          <table:table-cell table:style-name="a862d5f"/>
          <table:table-cell table:style-name="af4085e"/>
          <table:table-cell table:style-name="abc47cd"/>
        </table:table-row>
        <table:table-row>
          <table:table-cell table:style-name="a8f7a8f"/>
          <table:table-cell table:style-name="a154d34"/>
          <table:table-cell office:string-value="TD" office:value-type="string" table:style-name="a81bc54">
            <text:p>TD</text:p>
          </table:table-cell>
          <table:table-cell office:value="4.0" office:value-type="float" table:style-name="a02576b">
            <text:p>4</text:p>
          </table:table-cell>
          <table:table-cell office:value="10.0" office:value-type="float" table:style-name="abb2a89">
            <text:p>10</text:p>
          </table:table-cell>
          <table:table-cell office:string-value="teacher1FirstName" office:value-type="string" table:style-name="a970eb1">
            <text:p>teacher1FirstName</text:p>
          </table:table-cell>
          <table:table-cell office:string-value="teacher1LastName" office:value-type="string" table:style-name="abd64d6">
            <text:p>teacher1LastName</text:p>
          </table:table-cell>
          <table:table-cell office:string-value="C" office:value-type="string" table:style-name="ae9603a">
            <text:p>C</text:p>
          </table:table-cell>
          <table:table-cell office:string-value="teacher1FirstName" office:value-type="string" table:style-name="a1ef9e1">
            <text:p>teacher1FirstName</text:p>
          </table:table-cell>
          <table:table-cell office:string-value="teacher1LastName" office:value-type="string" table:style-name="aed61d2">
            <text:p>teacher1LastName</text:p>
          </table:table-cell>
        </table:table-row>
        <table:table-row>
          <table:table-cell table:style-name="afa2b49"/>
          <table:table-cell table:style-name="a926f24"/>
          <table:table-cell table:style-name="adc6997"/>
          <table:table-cell table:style-name="ad63ced"/>
          <table:table-cell table:style-name="ab06c1e"/>
          <table:table-cell table:style-name="acdb708"/>
          <table:table-cell table:style-name="a40e178"/>
          <table:table-cell table:style-name="ae64079"/>
          <table:table-cell table:style-name="afb2f13"/>
          <table:table-cell table:style-name="abe412b"/>
        </table:table-row>
        <table:table-row>
          <table:table-cell table:style-name="a94c1ba"/>
          <table:table-cell table:style-name="aced3ad"/>
          <table:table-cell office:string-value="TP" office:value-type="string" table:style-name="a6f5206">
            <text:p>TP</text:p>
          </table:table-cell>
          <table:table-cell office:value="3.0" office:value-type="float" table:style-name="aac02c7">
            <text:p>3</text:p>
          </table:table-cell>
          <table:table-cell office:value="10.0" office:value-type="float" table:style-name="ae162f5">
            <text:p>10</text:p>
          </table:table-cell>
          <table:table-cell office:string-value="teacher1FirstName" office:value-type="string" table:style-name="ab04fc1">
            <text:p>teacher1FirstName</text:p>
          </table:table-cell>
          <table:table-cell office:string-value="teacher1LastName" office:value-type="string" table:style-name="aa0f639">
            <text:p>teacher1LastName</text:p>
          </table:table-cell>
          <table:table-cell office:string-value="B" office:value-type="string" table:style-name="a83e588">
            <text:p>B</text:p>
          </table:table-cell>
          <table:table-cell table:style-name="ada8bc2"/>
          <table:table-cell table:style-name="a58355e"/>
        </table:table-row>
        <table:table-row>
          <table:table-cell table:style-name="ab1a17f"/>
          <table:table-cell table:style-name="a1f40e1"/>
          <table:table-cell table:style-name="ab45397"/>
          <table:table-cell table:style-name="ac8c95c"/>
          <table:table-cell table:style-name="a859a9c"/>
          <table:table-cell table:style-name="a75c514"/>
          <table:table-cell table:style-name="a51000f"/>
          <table:table-cell table:style-name="a3475d3"/>
          <table:table-cell table:style-name="a214fb2"/>
          <table:table-cell table:style-name="a97265f"/>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irelabuzdugan</dc:creator>
    <dc:date>2020-06-02T18:31:43</dc:date>
    <meta:editing-cycles>1</meta:editing-cycles>
    <meta:editing-duration>PT3.371S</meta:editing-duration>
    <meta:initial-creator>mirelabuzdugan</meta:initial-creator>
    <meta:creation-date>2020-06-02T18:31:40</meta:creation-date>
    <dc:language>ro</dc:language>
  </office:meta>
</office:document-meta>
</file>